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officeooo:rsid="000588fd" officeooo:paragraph-rsid="000588fd"/>
    </style:style>
    <style:style style:name="P2" style:family="paragraph" style:parent-style-name="Standard">
      <style:paragraph-properties fo:margin-top="0.0398in" fo:margin-bottom="0.0398in" loext:contextual-spacing="false"/>
      <style:text-properties officeooo:rsid="000588fd" officeooo:paragraph-rsid="00095161"/>
    </style:style>
    <style:style style:name="P3" style:family="paragraph" style:parent-style-name="Standard">
      <style:paragraph-properties fo:margin-top="0.0398in" fo:margin-bottom="0.0398in" loext:contextual-spacing="false"/>
      <style:text-properties officeooo:rsid="00059d42" officeooo:paragraph-rsid="00059d42"/>
    </style:style>
    <style:style style:name="P4" style:family="paragraph" style:parent-style-name="Standard">
      <style:paragraph-properties fo:margin-top="0.0398in" fo:margin-bottom="0.0398in" loext:contextual-spacing="false"/>
      <style:text-properties fo:font-style="normal" fo:font-weight="normal" officeooo:rsid="0006c688" officeooo:paragraph-rsid="0006c688"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59d42"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06c688"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59d42" style:font-style-asian="normal" style:font-weight-asian="normal" style:font-style-complex="normal" style:font-weight-complex="normal"/>
    </style:style>
    <style:style style:name="T7" style:family="text">
      <style:text-properties officeooo:rsid="0009516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ārbaudes darbs – Custom module Events.</text:h>
      <text:p text:style-name="P2">Šim modulim dots nosaukums “Bloom”. <text:span text:style-name="T7">Tas pieejams GitHub – </text:span><text:a xlink:type="simple" xlink:href="https://github.com/microfire/Bloom" text:style-name="Internet_20_link" text:visited-style-name="Visited_20_Internet_20_Link"><text:span text:style-name="T7">https://github.com/microfire/Bloom</text:span></text:a><text:span text:style-name="T7">. Turpat arī šis dokuments un attēli no šī testa weblapas.</text:span></text:p>
      <text:p text:style-name="P2"><text:span text:style-name="T7">Darbu n</text:span>eizdevās pabeigt, jo dēļ PHP versijām nebija iespējams manā serverī uzinstalēt <text:span text:style-name="T1">drush</text:span><text:span text:style-name="T3">, bet uzstādīt nepieciešamo PHP nebūtu vēlams, jo serverī darbojas vairākas mājas lapas. </text:span><text:span text:style-name="T4">Variants ar Wamp/Xampp instalāciju un konfigurēšanu lokāli uz laptopa izpalika dēļ steidzamības.</text:span></text:p>
      <text:p text:style-name="P1"><text:span text:style-name="T3">Tāpat </text:span><text:span text:style-name="T4">arī </text:span><text:span text:style-name="T3">daži izpētes procesi prasītu vairāk laika. Piemēram, darbs ar </text:span><text:span text:style-name="T1">views</text:span><text:span text:style-name="T3"> moduli un tā izmantošana gan datu atlasei attiecībā uz lietotāja dalību. Ar </text:span><text:span text:style-name="T1">views</text:span><text:span text:style-name="T5"> iespējām (relations + contextual filters) izveidota situācija, kad lietotājam tiešām rāda tikai tos ierakstus (Events), kuros viņš pievienots kā dalībnieks.</text:span></text:p>
      <text:p text:style-name="P1"><text:span text:style-name="T5">Izveidots papildus lauks </text:span><text:span text:style-name="T1">field_bloom_public</text:span><text:span text:style-name="T5">, kas nodrošinātu to, ka to pārbaudot, tiktu ignorēta pārbaude uz lietotāja dalību, t.i. Events ir publisks un pieejams visiem dalībniekiem, kā tas prasīts specifikācijā. Diemžēl iestrēgu pie tā, ka papildus esošai </text:span><text:span text:style-name="T1">views</text:span><text:span text:style-name="T5"> funkcionalitātei, neizdevās šo lauku iesaistīt nosacījumos.</text:span></text:p>
      <text:p text:style-name="P1"><text:span text:style-name="T5">Līdz Events labošanai lapā/</text:span><text:span text:style-name="T6">tabulā</text:span><text:span text:style-name="T5"> </text:span><text:span text:style-name="T6">netiku, tāpēc labošanas iespējas paliek standarta. Apskatīju, kā pats modulis </text:span><text:span text:style-name="T2">views</text:span><text:span text:style-name="T6"> piedāvā labot ievadlaukus, bet dizainiski un lietotāja ērtībām manā skatījumā tas ir nepieņemami, tāpēc es izmantotu kādu citu moduli lauku labošanai tabulā.</text:span></text:p>
      <text:p text:style-name="P3"><text:span text:style-name="T5">Līdz vēstuļu izsūtīšanai netiku </text:span><text:span text:style-name="T1">drush</text:span><text:span text:style-name="T5"> neesamības dēļ. Bez šīs iespējas es taisītu izsūtīšanu ar </text:span><text:span text:style-name="T1">simplenews</text:span><text:span text:style-name="T5"> moduļa palīdzību, vai izveidojot līdzvērtīgu moduli, kas izsūta vēstules ar laika intervālu, lai pasta serveri nepadomā, ka tiek sūtīts spams/bulk mail.</text:span></text:p>
      <text:p text:style-name="P3"><text:span text:style-name="T5">Moduļa instalācijas brīdī tiek izveidots Content Type ar vajadzīgiem laukiem, Taxonomy terms ar četriem ierakstiem. Ievadforma darbojas, bet ir viena nianse ar dalībnieku lauku. Lai pēc instalācijas un pievienojot ierakstu dalībnieku laukā būtu redzami reģistrētie lietotāji, uzreiz pēc instalācijas jāatver Content Type un jāatver lauks </text:span><text:span text:style-name="T1">field_bloom_participants</text:span><text:span text:style-name="T5"> un vienkārši bez izmaiņām jāsaglabā. Tātad, laikam neesmu atradis, kā pareizi inicializēt lietotāju saraksta piesaisti ievadlaukam.</text:span></text:p>
      <text:p text:style-name="P3"><text:span text:style-name="T5">Tāda pati problēma bija ar taxonomy piesaisti. Bet tur izdevās atrast risinājumu, speciāli piesaistot izveidoto </text:span><text:span text:style-name="T1">vocabulary</text:span><text:span text:style-name="T5">.</text:span></text:p>
      <text:p text:style-name="P4">Arturs Nīmanis<text:line-break/>2022. gada 28. mar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8T12:28:04.600000000</meta:creation-date>
    <dc:date>2022-03-28T13:29:15.209000000</dc:date>
    <meta:editing-duration>PT22M54S</meta:editing-duration>
    <meta:editing-cycles>4</meta:editing-cycles>
    <meta:generator>LibreOffice/5.1.0.3$Windows_X86_64 LibreOffice_project/5e3e00a007d9b3b6efb6797a8b8e57b51ab1f737</meta:generator>
    <meta:document-statistic meta:table-count="0" meta:image-count="0" meta:object-count="0" meta:page-count="1" meta:paragraph-count="10" meta:word-count="305" meta:character-count="2290" meta:non-whitespace-character-count="1993"/>
  </office:meta>
</office:document-meta>
</file>